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8c2a" officeooo:paragraph-rsid="001d8c2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d8c2a" officeooo:paragraph-rsid="001d8c2a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4pt" style:text-underline-style="none" fo:font-weight="normal" officeooo:rsid="001d8c2a" officeooo:paragraph-rsid="001d8c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1d8c2a" officeooo:paragraph-rsid="001d8c2a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– JavaScript</text:p>
      <text:p text:style-name="P2"/>
      <text:p text:style-name="P2"/>
      <text:p text:style-name="P1">Inserir </text:p>
      <text:p text:style-name="P3">function inserir(elemento, posicao = lista.length) {</text:p>
      <text:p text:style-name="P3"><text:tab/>if (posicao &gt;=0) &amp;&amp; (posicao &lt;= lista.length) {</text:p>
      <text:p text:style-name="P3"><text:tab/><text:tab/>lista.splice(posicao, 0, <text:s/>elemento);</text:p>
      <text:p text:style-name="P3"><text:tab/><text:tab/>return true;</text:p>
      <text:p text:style-name="P3"><text:tab/>}else {</text:p>
      <text:p text:style-name="P3"><text:tab/><text:tab/>return false;</text:p>
      <text:p text:style-name="P3"><text:tab/>}</text:p>
      <text:p text:style-name="P3">}</text:p>
      <text:p text:style-name="P3"/>
      <text:p text:style-name="P4">Remover</text:p>
      <text:p text:style-name="P3">function remover(elemento){</text:p>
      <text:p text:style-name="P3"><text:tab/>const indice = lista.indexOf(elemento);</text:p>
      <text:p text:style-name="P3"><text:tab/>if (indice !== -1) {</text:p>
      <text:p text:style-name="P3"><text:tab/><text:tab/>lista.splice(indice, 1);</text:p>
      <text:p text:style-name="P3"><text:tab/><text:tab/>return true;</text:p>
      <text:p text:style-name="P3"><text:tab/>} else {</text:p>
      <text:p text:style-name="P3"><text:tab/><text:tab/>return false;</text:p>
      <text:p text:style-name="P3"><text:tab/>}</text:p>
      <text:p text:style-name="P3">}</text:p>
      <text:p text:style-name="P3"/>
      <text:p text:style-name="P4">Busca </text:p>
      <text:p text:style-name="P3">function busca (elemento) {</text:p>
      <text:p text:style-name="P3"><text:tab/>const indice = lista.indexOf(elemento);</text:p>
      <text:p text:style-name="P3"><text:tab/>if (indice !== -1) {</text:p>
      <text:p text:style-name="P3"><text:tab/><text:tab/>return indice;</text:p>
      <text:p text:style-name="P3"><text:tab/>} else {</text:p>
      <text:p text:style-name="P3"><text:tab/><text:tab/>return null;</text:p>
      <text:p text:style-name="P3"><text:tab/>}</text:p>
      <text:p text:style-name="P3">}</text:p>
      <text:p text:style-name="P3"/>
      <text:p text:style-name="P4">Tamanho </text:p>
      <text:p text:style-name="P3">function tamanho() {</text:p>
      <text:p text:style-name="P3"><text:tab/>return lista.length;</text:p>
      <text:p text:style-name="P3">}</text:p>
      <text:p text:style-name="P3"/>
      <text:p text:style-name="P4">Vazia</text:p>
      <text:p text:style-name="P3">function estaVazia() {</text:p>
      <text:p text:style-name="P3"><text:tab/>return lista.length ===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17:40:34.269000000</meta:creation-date>
    <dc:date>2023-08-03T17:52:56.891000000</dc:date>
    <meta:editing-duration>PT12M24S</meta:editing-duration>
    <meta:editing-cycles>1</meta:editing-cycles>
    <meta:document-statistic meta:table-count="0" meta:image-count="0" meta:object-count="0" meta:page-count="1" meta:paragraph-count="37" meta:word-count="90" meta:character-count="607" meta:non-whitespace-character-count="520"/>
    <meta:generator>LibreOffice/7.5.3.2$Windows_X86_64 LibreOffice_project/9f56dff12ba03b9acd7730a5a481eea045e468f3</meta:generator>
  </office:meta>
</office:document-meta>
</file>